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14.037cm" fo:min-width="17.915cm" loext:decorative="false"/>
    </style:style>
    <style:style style:name="gr2" style:family="graphic" style:parent-style-name="Block">
      <style:graphic-properties draw:textarea-vertical-align="top" draw:auto-grow-height="false" fo:min-height="2.925cm" fo:min-width="2.993cm" style:writing-mode="lr-tb" loext:decorative="false"/>
      <style:paragraph-properties style:writing-mode="lr-tb"/>
    </style:style>
    <style:style style:name="gr3" style:family="graphic" style:parent-style-name="Interface_20_Block">
      <style:graphic-properties draw:textarea-vertical-align="top" draw:auto-grow-height="false" fo:min-height="3.878cm" fo:min-width="2.678cm" style:writing-mode="lr-tb" loext:decorative="false"/>
      <style:paragraph-properties style:writing-mode="lr-tb"/>
    </style:style>
    <style:style style:name="gr4" style:family="graphic" style:parent-style-name="Block">
      <style:graphic-properties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5" style:family="graphic" style:parent-style-name="Bus">
      <style:graphic-properties draw:textarea-vertical-align="middle" loext:decorative="false"/>
    </style:style>
    <style:style style:name="gr6" style:family="graphic" style:parent-style-name="Interface_20_Block">
      <style:graphic-properties draw:textarea-vertical-align="middle" draw:auto-grow-height="false" fo:min-height="0.924cm" fo:min-width="0.77cm" style:writing-mode="lr-tb" loext:decorative="false"/>
      <style:paragraph-properties style:writing-mode="lr-tb"/>
    </style:style>
    <style:style style:name="gr7" style:family="graphic" style:parent-style-name="Block">
      <style:graphic-properties draw:textarea-vertical-align="middle" draw:auto-grow-height="false" fo:min-height="1.021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loext:fill-use-slide-background="false" draw:textarea-vertical-align="middle" draw:auto-grow-height="false" fo:min-height="4.513cm" fo:min-width="8.39cm" loext:decorative="false"/>
    </style:style>
    <style:style style:name="gr9" style:family="graphic" style:parent-style-name="Bus">
      <style:graphic-properties loext:decorative="false"/>
    </style:style>
    <style:style style:name="gr10" style:family="graphic" style:parent-style-name="Block">
      <style:graphic-properties draw:textarea-vertical-align="middle" draw:auto-grow-height="false" fo:min-height="3.877cm" fo:min-width="4.58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47cm" fo:min-width="1.896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Block">
      <style:graphic-properties draw:textarea-vertical-align="top" draw:auto-grow-height="false" fo:min-height="3.242cm" fo:min-width="6.802cm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6cm" loext:decorative="false"/>
    </style:style>
    <style:style style:name="gr16" style:family="graphic" style:parent-style-name="Block">
      <style:graphic-properties draw:textarea-vertical-align="middle" draw:auto-grow-height="false" fo:min-height="0.384cm" fo:min-width="3.628cm" loext:decorative="false"/>
    </style:style>
    <style:style style:name="gr17" style:family="graphic" style:parent-style-name="Block">
      <style:graphic-properties draw:textarea-vertical-align="middle" loext:decorative="false"/>
    </style:style>
    <style:style style:name="gr18" style:family="graphic" style:parent-style-name="Interface_20_Block">
      <style:graphic-properties draw:textarea-vertical-align="middle" draw:auto-grow-height="false" fo:min-height="1.021cm" fo:min-width="0.7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20" style:family="graphic" style:parent-style-name="Block">
      <style:graphic-properties draw:textarea-vertical-align="top" draw:auto-grow-height="false" fo:min-height="5.781cm" fo:min-width="6.802cm" style:writing-mode="lr-tb" loext:decorative="false"/>
      <style:paragraph-properties style:writing-mode="lr-tb"/>
    </style:style>
    <style:style style:name="gr21" style:family="graphic" style:parent-style-name="Interface_20_Block">
      <style:graphic-properties draw:textarea-vertical-align="middle" draw:auto-grow-height="false" fo:min-height="1.022cm" fo:min-width="0.7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4.8999996185303pt"/>
    </style:style>
    <style:style style:name="P3" style:family="paragraph">
      <style:paragraph-properties fo:text-align="center" style:writing-mode="lr-tb"/>
      <style:text-properties fo:font-size="15.8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size="14.8999996185303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text-properties fo:font-size="39.9000015258789pt" style:font-size-asian="40pt" style:font-size-complex="40pt"/>
    </style:style>
    <style:style style:name="P8" style:family="paragraph">
      <loext:graphic-properties draw:fill="none"/>
      <style:text-properties fo:font-size="15.8999996185303pt" style:font-size-asian="16pt" style:font-size-complex="16pt"/>
    </style:style>
    <style:style style:name="T1" style:family="text">
      <style:text-properties fo:font-size="14.8999996185303pt"/>
    </style:style>
    <style:style style:name="T2" style:family="text">
      <style:text-properties fo:font-size="15.8999996185303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4.287cm" svg:x="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3.175cm" svg:x="5.442cm" svg:y="4.81cm">
          <text:p text:style-name="P2"><text:span text:style-name="T1">NVMe IP 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16.237cm" svg:y="4.809cm">
          <text:p text:style-name="P3"><text:span text:style-name="T2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1.587cm" svg:x="1.635cm" svg:y="4.81cm">
          <text:p text:style-name="P2"><text:span text:style-name="T1">FP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8.935cm" svg:y1="6.985cm" svg:x2="16.24cm" svg:y2="7.667cm" draw:start-shape="id1" draw:start-glue-point="1" draw:end-shape="id2" draw:end-glue-point="3" svg:d="M8935 6985h3653v682h3652" svg:viewBox="0 0 7306 683">
          <text:p/>
        </draw:connector>
        <draw:custom-shape draw:style-name="gr6" draw:text-style-name="P3" xml:id="id1" draw:id="id1" draw:layer="layout" svg:width="1.27cm" svg:height="1.174cm" svg:x="7.665cm" svg:y="6.398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1.27cm" svg:height="1.271cm" svg:x="18.142cm" svg:y="7.032cm">
          <text:p text:style-name="P2"><text:span text:style-name="T1">R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4.763cm" svg:x="28.306cm" svg:y="1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28.305cm" svg:y="1.634cm">
          <text:p text:style-name="P3"><text:span text:style-name="T2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1.27cm" svg:height="1.271cm" svg:x="28.305cm" svg:y="3.856cm">
          <text:p text:style-name="P2"><text:span text:style-name="T1">EP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412cm" svg:y1="7.667cm" svg:x2="21.955cm" svg:y2="7.667cm" draw:start-shape="id3" draw:start-glue-point="1" draw:end-shape="id4" draw:end-glue-point="4" svg:d="M19412 7667h2543" svg:viewBox="0 0 2544 1">
          <text:p/>
        </draw:connector>
        <draw:custom-shape draw:style-name="gr10" draw:text-style-name="P2" draw:layer="layout" svg:width="5.08cm" svg:height="4.127cm" svg:x="31.798cm" svg:y="1.633cm">
          <text:p text:style-name="P2"><text:span text:style-name="T1">NVMe Control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3.81cm" svg:height="3.175cm" draw:transform="rotate (1.5707963267949) translate (21.955cm 9.571cm)">
          <text:p text:style-name="P3"><text:span text:style-name="T2">Switch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2" draw:text-style-name="P4" xml:id="id5" draw:id="id5" draw:layer="layout" svg:x1="25.13cm" svg:y1="7.033cm" svg:x2="25.13cm" svg:y2="8.303cm">
          <text:p/>
        </draw:line>
        <draw:connector draw:style-name="gr9" draw:text-style-name="P1" draw:layer="layout" svg:x1="25.13cm" svg:y1="7.033cm" svg:x2="28.305cm" svg:y2="4.491cm" draw:start-shape="id5" draw:start-glue-point="0" draw:end-shape="id6" draw:end-glue-point="3" svg:d="M25130 7033h1588v-2542h1587" svg:viewBox="0 0 3176 2543">
          <text:p/>
        </draw:connector>
        <draw:custom-shape draw:style-name="gr8" draw:text-style-name="P1" draw:layer="layout" svg:width="8.89cm" svg:height="4.763cm" svg:x="28.305cm" svg:y="7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28.305cm" svg:y="7.666cm">
          <text:p text:style-name="P3"><text:span text:style-name="T2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1.27cm" svg:height="1.271cm" svg:x="28.305cm" svg:y="9.886cm">
          <text:p text:style-name="P2"><text:span text:style-name="T1">EP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4.127cm" svg:x="31.798cm" svg:y="7.666cm">
          <text:p text:style-name="P5"><text:span text:style-name="T1">NVMe Controll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5.13cm" svg:y1="8.303cm" svg:x2="28.305cm" svg:y2="10.521cm" draw:start-shape="id5" draw:start-glue-point="2" draw:end-shape="id7" draw:end-glue-point="3" svg:d="M25130 8303h1588v2218h1587" svg:viewBox="0 0 3176 2219">
          <text:p/>
        </draw:connector>
        <draw:custom-shape draw:style-name="gr3" draw:text-style-name="P3" draw:layer="layout" svg:width="3.178cm" svg:height="4.128cm" svg:x="16.241cm" svg:y="13.699cm">
          <text:p text:style-name="P3"><text:span text:style-name="T2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1.27cm" svg:height="1.271cm" svg:x="18.145cm" svg:y="15.922cm">
          <text:p text:style-name="P2"><text:span text:style-name="T1">R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4.763cm" svg:x="28.305cm" svg:y="13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8cm" svg:height="4.128cm" svg:x="28.305cm" svg:y="13.699cm">
          <text:p text:style-name="P3"><text:span text:style-name="T2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1.27cm" svg:height="1.271cm" svg:x="28.305cm" svg:y="15.921cm">
          <text:p text:style-name="P2"><text:span text:style-name="T1">EP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4.127cm" svg:x="31.798cm" svg:y="13.699cm">
          <text:p text:style-name="P5"><text:span text:style-name="T1">NVMe Controll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415cm" svg:y1="16.557cm" svg:x2="28.305cm" svg:y2="16.556cm" draw:start-shape="id8" draw:start-glue-point="1" draw:end-shape="id9" draw:end-glue-point="3" svg:d="M19415 16557h4445v-1h4445" svg:viewBox="0 0 8891 2">
          <text:p/>
        </draw:connector>
        <draw:connector draw:style-name="gr9" draw:text-style-name="P1" draw:layer="layout" svg:x1="16.24cm" svg:y1="16.557cm" svg:x2="8.935cm" svg:y2="6.985cm" draw:start-shape="id10" draw:start-glue-point="3" draw:end-shape="id1" draw:end-glue-point="1" svg:d="M16240 16557h-3652v-9572h-3653" svg:viewBox="0 0 7306 9573">
          <text:p/>
        </draw:connector>
        <draw:custom-shape draw:style-name="gr13" draw:text-style-name="P2" draw:layer="layout" svg:width="7.302cm" svg:height="3.492cm" svg:x="1.635cm" svg:y="14.653cm">
          <text:p text:style-name="P2"><text:span text:style-name="T1">On-Chip Memory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8.935cm" svg:y1="16.558cm" svg:x2="16.24cm" svg:y2="16.557cm" draw:start-shape="id11" draw:start-glue-point="1" draw:end-shape="id10" draw:end-glue-point="3" svg:d="M8935 16558h3653v-1h3652" svg:viewBox="0 0 7306 2">
          <text:p/>
        </draw:connector>
        <draw:g draw:style-name="gr14">
          <draw:custom-shape draw:style-name="gr15" draw:text-style-name="P6" draw:layer="layout" svg:width="0.636cm" svg:height="0.635cm" svg:x="2.269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4">
            <draw:custom-shape draw:style-name="gr16" draw:text-style-name="P1" draw:layer="layout" svg:width="4.128cm" svg:height="0.634cm" svg:x="2.904cm" svg:y="16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.592cm" svg:y1="16.876cm" svg:x2="3.592cm" svg:y2="17.51cm">
              <text:p/>
            </draw:line>
            <draw:line draw:style-name="gr17" draw:text-style-name="P1" draw:layer="layout" svg:x1="4.968cm" svg:y1="16.876cm" svg:x2="4.968cm" svg:y2="17.51cm">
              <text:p/>
            </draw:line>
            <draw:line draw:style-name="gr17" draw:text-style-name="P1" draw:layer="layout" svg:x1="4.28cm" svg:y1="16.876cm" svg:x2="4.28cm" svg:y2="17.51cm">
              <text:p/>
            </draw:line>
            <draw:line draw:style-name="gr17" draw:text-style-name="P1" draw:layer="layout" svg:x1="5.656cm" svg:y1="16.876cm" svg:x2="5.656cm" svg:y2="17.51cm">
              <text:p/>
            </draw:line>
            <draw:line draw:style-name="gr17" draw:text-style-name="P1" draw:layer="layout" svg:x1="6.344cm" svg:y1="16.876cm" svg:x2="6.344cm" svg:y2="17.51cm">
              <text:p/>
            </draw:line>
          </draw:g>
          <draw:line draw:style-name="gr12" draw:text-style-name="P4" draw:layer="layout" svg:x1="2.904cm" svg:y1="16.875cm" svg:x2="2.269cm" svg:y2="16.875cm">
            <text:p/>
          </draw:line>
          <draw:line draw:style-name="gr12" draw:text-style-name="P4" draw:layer="layout" svg:x1="2.904cm" svg:y1="17.51cm" svg:x2="2.269cm" svg:y2="17.51cm">
            <text:p/>
          </draw:line>
        </draw:g>
        <draw:g draw:style-name="gr14">
          <draw:custom-shape draw:style-name="gr15" draw:text-style-name="P6" draw:layer="layout" svg:width="0.636cm" svg:height="0.635cm" draw:transform="rotate (-3.14159265358979) translate (7.032cm 16.5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4">
            <draw:custom-shape draw:style-name="gr16" draw:text-style-name="P1" draw:layer="layout" svg:width="4.128cm" svg:height="0.634cm" draw:transform="rotate (-3.14159265358979) translate (6.397cm 16.5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5.709cm" svg:y1="16.557cm" svg:x2="5.709cm" svg:y2="15.923cm">
              <text:p/>
            </draw:line>
            <draw:line draw:style-name="gr17" draw:text-style-name="P1" draw:layer="layout" svg:x1="4.333cm" svg:y1="16.557cm" svg:x2="4.333cm" svg:y2="15.923cm">
              <text:p/>
            </draw:line>
            <draw:line draw:style-name="gr17" draw:text-style-name="P1" draw:layer="layout" svg:x1="5.021cm" svg:y1="16.557cm" svg:x2="5.021cm" svg:y2="15.923cm">
              <text:p/>
            </draw:line>
            <draw:line draw:style-name="gr17" draw:text-style-name="P1" draw:layer="layout" svg:x1="3.645cm" svg:y1="16.557cm" svg:x2="3.645cm" svg:y2="15.923cm">
              <text:p/>
            </draw:line>
            <draw:line draw:style-name="gr17" draw:text-style-name="P1" draw:layer="layout" svg:x1="2.957cm" svg:y1="16.557cm" svg:x2="2.957cm" svg:y2="15.923cm">
              <text:p/>
            </draw:line>
          </draw:g>
          <draw:line draw:style-name="gr12" draw:text-style-name="P4" draw:layer="layout" svg:x1="6.397cm" svg:y1="16.558cm" svg:x2="7.032cm" svg:y2="16.558cm">
            <text:p/>
          </draw:line>
          <draw:line draw:style-name="gr12" draw:text-style-name="P4" draw:layer="layout" svg:x1="6.397cm" svg:y1="15.923cm" svg:x2="7.032cm" svg:y2="15.923cm">
            <text:p/>
          </draw:line>
        </draw:g>
        <draw:custom-shape draw:style-name="gr7" draw:text-style-name="P2" xml:id="id2" draw:id="id2" draw:layer="layout" svg:width="1.27cm" svg:height="1.271cm" svg:x="16.24cm" svg:y="7.032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1.27cm" svg:height="1.271cm" svg:x="16.24cm" svg:y="15.922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1" draw:id="id11" draw:layer="layout" svg:width="1.27cm" svg:height="1.271cm" svg:x="7.665cm" svg:y="15.923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905cm" svg:height="1.826cm" draw:transform="rotate (1.5707963267949) translate (16.557cm 12.112cm)">
          <draw:text-box>
            <text:p><text:span text:style-name="T3">...</text:span></text:p>
          </draw:text-box>
        </draw:frame>
        <draw:custom-shape draw:style-name="gr20" draw:text-style-name="P2" draw:layer="layout" svg:width="7.302cm" svg:height="6.031cm" svg:x="1.635cm" svg:y="8.304cm">
          <text:p text:style-name="P2"><text:span text:style-name="T1">SRAM</text:span></text:p>
          <draw:enhanced-geometry svg:viewBox="0 0 21600 21600" draw:type="rectangle" draw:enhanced-path="M 0 0 L 21600 0 21600 21600 0 21600 0 0 Z N"/>
        </draw:custom-shape>
        <draw:g draw:style-name="gr14">
          <draw:custom-shape draw:style-name="gr15" draw:text-style-name="P6" draw:layer="layout" svg:width="0.636cm" svg:height="0.635cm" svg:x="2.269cm" svg:y="10.5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4">
            <draw:custom-shape draw:style-name="gr16" draw:text-style-name="P1" draw:layer="layout" svg:width="4.128cm" svg:height="0.634cm" svg:x="2.904cm" svg:y="10.5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.592cm" svg:y1="10.527cm" svg:x2="3.592cm" svg:y2="11.161cm">
              <text:p/>
            </draw:line>
            <draw:line draw:style-name="gr17" draw:text-style-name="P1" draw:layer="layout" svg:x1="4.968cm" svg:y1="10.527cm" svg:x2="4.968cm" svg:y2="11.161cm">
              <text:p/>
            </draw:line>
            <draw:line draw:style-name="gr17" draw:text-style-name="P1" draw:layer="layout" svg:x1="4.28cm" svg:y1="10.527cm" svg:x2="4.28cm" svg:y2="11.161cm">
              <text:p/>
            </draw:line>
            <draw:line draw:style-name="gr17" draw:text-style-name="P1" draw:layer="layout" svg:x1="5.656cm" svg:y1="10.527cm" svg:x2="5.656cm" svg:y2="11.161cm">
              <text:p/>
            </draw:line>
            <draw:line draw:style-name="gr17" draw:text-style-name="P1" draw:layer="layout" svg:x1="6.344cm" svg:y1="10.527cm" svg:x2="6.344cm" svg:y2="11.161cm">
              <text:p/>
            </draw:line>
          </draw:g>
          <draw:line draw:style-name="gr12" draw:text-style-name="P4" draw:layer="layout" svg:x1="2.904cm" svg:y1="10.526cm" svg:x2="2.269cm" svg:y2="10.526cm">
            <text:p/>
          </draw:line>
          <draw:line draw:style-name="gr12" draw:text-style-name="P4" draw:layer="layout" svg:x1="2.904cm" svg:y1="11.161cm" svg:x2="2.269cm" svg:y2="11.161cm">
            <text:p/>
          </draw:line>
        </draw:g>
        <draw:g draw:style-name="gr14">
          <draw:custom-shape draw:style-name="gr15" draw:text-style-name="P6" draw:layer="layout" svg:width="0.636cm" svg:height="0.635cm" draw:transform="rotate (-3.14159265358979) translate (7.032cm 10.2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4">
            <draw:custom-shape draw:style-name="gr16" draw:text-style-name="P1" draw:layer="layout" svg:width="4.128cm" svg:height="0.634cm" draw:transform="rotate (-3.14159265358979) translate (6.397cm 10.2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5.709cm" svg:y1="10.208cm" svg:x2="5.709cm" svg:y2="9.574cm">
              <text:p/>
            </draw:line>
            <draw:line draw:style-name="gr17" draw:text-style-name="P1" draw:layer="layout" svg:x1="4.333cm" svg:y1="10.208cm" svg:x2="4.333cm" svg:y2="9.574cm">
              <text:p/>
            </draw:line>
            <draw:line draw:style-name="gr17" draw:text-style-name="P1" draw:layer="layout" svg:x1="5.021cm" svg:y1="10.208cm" svg:x2="5.021cm" svg:y2="9.574cm">
              <text:p/>
            </draw:line>
            <draw:line draw:style-name="gr17" draw:text-style-name="P1" draw:layer="layout" svg:x1="3.645cm" svg:y1="10.208cm" svg:x2="3.645cm" svg:y2="9.574cm">
              <text:p/>
            </draw:line>
            <draw:line draw:style-name="gr17" draw:text-style-name="P1" draw:layer="layout" svg:x1="2.957cm" svg:y1="10.208cm" svg:x2="2.957cm" svg:y2="9.574cm">
              <text:p/>
            </draw:line>
          </draw:g>
          <draw:line draw:style-name="gr12" draw:text-style-name="P4" draw:layer="layout" svg:x1="6.397cm" svg:y1="10.209cm" svg:x2="7.032cm" svg:y2="10.209cm">
            <text:p/>
          </draw:line>
          <draw:line draw:style-name="gr12" draw:text-style-name="P4" draw:layer="layout" svg:x1="6.397cm" svg:y1="9.574cm" svg:x2="7.032cm" svg:y2="9.574cm">
            <text:p/>
          </draw:line>
        </draw:g>
        <draw:custom-shape draw:style-name="gr21" draw:text-style-name="P3" xml:id="id12" draw:id="id12" draw:layer="layout" svg:width="1.27cm" svg:height="1.272cm" svg:x="7.665cm" svg:y="11.158cm">
          <text:p text:style-name="P3"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6" draw:layer="layout" svg:width="0.636cm" svg:height="0.635cm" svg:x="2.268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4">
            <draw:custom-shape draw:style-name="gr16" draw:text-style-name="P1" draw:layer="layout" svg:width="4.128cm" svg:height="0.634cm" svg:x="2.903cm" svg:y="13.0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.591cm" svg:y1="13.066cm" svg:x2="3.591cm" svg:y2="13.7cm">
              <text:p/>
            </draw:line>
            <draw:line draw:style-name="gr17" draw:text-style-name="P1" draw:layer="layout" svg:x1="4.967cm" svg:y1="13.066cm" svg:x2="4.967cm" svg:y2="13.7cm">
              <text:p/>
            </draw:line>
            <draw:line draw:style-name="gr17" draw:text-style-name="P1" draw:layer="layout" svg:x1="4.279cm" svg:y1="13.066cm" svg:x2="4.279cm" svg:y2="13.7cm">
              <text:p/>
            </draw:line>
            <draw:line draw:style-name="gr17" draw:text-style-name="P1" draw:layer="layout" svg:x1="5.655cm" svg:y1="13.066cm" svg:x2="5.655cm" svg:y2="13.7cm">
              <text:p/>
            </draw:line>
            <draw:line draw:style-name="gr17" draw:text-style-name="P1" draw:layer="layout" svg:x1="6.343cm" svg:y1="13.066cm" svg:x2="6.343cm" svg:y2="13.7cm">
              <text:p/>
            </draw:line>
          </draw:g>
          <draw:line draw:style-name="gr12" draw:text-style-name="P4" draw:layer="layout" svg:x1="2.903cm" svg:y1="13.065cm" svg:x2="2.268cm" svg:y2="13.065cm">
            <text:p/>
          </draw:line>
          <draw:line draw:style-name="gr12" draw:text-style-name="P4" draw:layer="layout" svg:x1="2.903cm" svg:y1="13.7cm" svg:x2="2.268cm" svg:y2="13.7cm">
            <text:p/>
          </draw:line>
        </draw:g>
        <draw:g draw:style-name="gr14">
          <draw:custom-shape draw:style-name="gr15" draw:text-style-name="P6" draw:layer="layout" svg:width="0.636cm" svg:height="0.635cm" draw:transform="rotate (-3.14159265358979) translate (7.031cm 12.7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4">
            <draw:custom-shape draw:style-name="gr16" draw:text-style-name="P1" draw:layer="layout" svg:width="4.128cm" svg:height="0.634cm" draw:transform="rotate (-3.14159265358979) translate (6.396cm 12.7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5.708cm" svg:y1="12.747cm" svg:x2="5.708cm" svg:y2="12.113cm">
              <text:p/>
            </draw:line>
            <draw:line draw:style-name="gr17" draw:text-style-name="P1" draw:layer="layout" svg:x1="4.332cm" svg:y1="12.747cm" svg:x2="4.332cm" svg:y2="12.113cm">
              <text:p/>
            </draw:line>
            <draw:line draw:style-name="gr17" draw:text-style-name="P1" draw:layer="layout" svg:x1="5.02cm" svg:y1="12.747cm" svg:x2="5.02cm" svg:y2="12.113cm">
              <text:p/>
            </draw:line>
            <draw:line draw:style-name="gr17" draw:text-style-name="P1" draw:layer="layout" svg:x1="3.644cm" svg:y1="12.747cm" svg:x2="3.644cm" svg:y2="12.113cm">
              <text:p/>
            </draw:line>
            <draw:line draw:style-name="gr17" draw:text-style-name="P1" draw:layer="layout" svg:x1="2.956cm" svg:y1="12.747cm" svg:x2="2.956cm" svg:y2="12.113cm">
              <text:p/>
            </draw:line>
          </draw:g>
          <draw:line draw:style-name="gr12" draw:text-style-name="P4" draw:layer="layout" svg:x1="6.396cm" svg:y1="12.748cm" svg:x2="7.031cm" svg:y2="12.748cm">
            <text:p/>
          </draw:line>
          <draw:line draw:style-name="gr12" draw:text-style-name="P4" draw:layer="layout" svg:x1="6.396cm" svg:y1="12.113cm" svg:x2="7.031cm" svg:y2="12.113cm">
            <text:p/>
          </draw:line>
        </draw:g>
        <draw:connector draw:style-name="gr9" draw:text-style-name="P1" draw:layer="layout" svg:x1="8.935cm" svg:y1="11.794cm" svg:x2="16.24cm" svg:y2="7.667cm" draw:start-shape="id12" draw:start-glue-point="1" draw:end-shape="id2" draw:end-glue-point="3" svg:d="M8935 11794h3653v-4127h3652" svg:viewBox="0 0 7306 4128">
          <text:p/>
        </draw:connector>
        <draw:frame draw:style-name="gr22" draw:text-style-name="P8" draw:layer="layout" svg:width="1.27cm" svg:height="0.878cm" draw:transform="rotate (1.5707963267949) translate (4.173cm 12.113cm)">
          <draw:text-box>
            <text:p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4cm" svg:stroke-color="#000000" draw:marker-start="Arrowheads_20_6" draw:marker-start-width="0.8cm" draw:marker-end="Arrowheads_20_7" draw:marker-end-width="0.8cm" draw:stroke-linejoin="bevel" draw:textarea-horizontal-align="justify" draw:textarea-vertical-align="top" draw:auto-grow-width="false" fo:padding-bottom="1.2cm" draw:shadow-color="#000000"/>
      <style:paragraph-properties loext:tab-stop-distance="0cm">
        <style:tab-stops/>
      </style:paragraph-properties>
    </style:style>
    <style:style style:name="Block" style:family="graphic" style:parent-style-name="standard">
      <style:graphic-properties draw:fill="solid" draw:fill-color="#ffffff" draw:decimal-places="2"/>
      <style:paragraph-properties loext:tab-stop-distance="0cm">
        <style:tab-stops/>
      </style:paragraph-properties>
      <style:text-properties fo:font-size="15pt"/>
    </style:style>
    <style:style style:name="Interface_20_Block" style:display-name="Interface Block" style:family="graphic" style:parent-style-name="standard">
      <style:graphic-properties draw:fill="solid" draw:fill-color="#5983b0"/>
      <style:paragraph-properties loext:tab-stop-distance="0cm">
        <style:tab-stops/>
      </style:paragraph-properties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1cm" fo:margin-bottom="1cm" fo:margin-left="1cm" fo:margin-right="1cm" fo:page-width="3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4-01-04T19:37:19.714605370</dc:date>
    <dc:creator>Vitalii Yurchenko</dc:creator>
    <meta:editing-duration>PT3H20M11S</meta:editing-duration>
    <meta:editing-cycles>54</meta:editing-cycles>
    <meta:generator>LibreOffice/7.6.4.1$MacOSX_AARCH64 LibreOffice_project/e19e193f88cd6c0525a17fb7a176ed8e6a3e2aa1</meta:generator>
    <meta:document-statistic meta:object-count="104"/>
  </office:meta>
</office:document-meta>
</file>